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4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4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fc96" officeooo:paragraph-rsid="0010e3fd"/>
    </style:style>
    <style:style style:name="P2" style:family="paragraph" style:parent-style-name="Standard">
      <style:text-properties officeooo:rsid="000cfc96" officeooo:paragraph-rsid="0012a809"/>
    </style:style>
    <style:style style:name="P3" style:family="paragraph" style:parent-style-name="Standard">
      <style:text-properties style:font-name="Arial" fo:font-size="7pt" officeooo:paragraph-rsid="00107558" style:font-size-asian="7pt" style:font-size-complex="7pt"/>
    </style:style>
    <style:style style:name="P4" style:family="paragraph" style:parent-style-name="Standard">
      <style:text-properties style:font-name="Arial" fo:font-size="7pt" officeooo:rsid="0010e3fd" officeooo:paragraph-rsid="0010e3fd" style:font-size-asian="7pt" style:font-size-complex="7pt"/>
    </style:style>
    <style:style style:name="P5" style:family="paragraph" style:parent-style-name="Standard">
      <style:text-properties style:font-name="Arial" fo:font-size="7pt" officeooo:paragraph-rsid="0010e3fd" style:font-size-asian="7pt" style:font-size-complex="7pt"/>
    </style:style>
    <style:style style:name="P6" style:family="paragraph" style:parent-style-name="Standard">
      <style:text-properties style:font-name="Arial" fo:font-size="7pt" officeooo:paragraph-rsid="0012a809" style:font-size-asian="7pt" style:font-size-complex="7pt"/>
    </style:style>
    <style:style style:name="P7" style:family="paragraph" style:parent-style-name="Standard">
      <style:text-properties style:font-name="Arial" fo:font-size="7pt" style:font-size-asian="7pt" style:font-size-complex="7pt"/>
    </style:style>
    <style:style style:name="P8" style:family="paragraph" style:parent-style-name="Standard">
      <style:text-properties style:font-name="Arial" fo:font-size="7pt" officeooo:paragraph-rsid="00135844" style:font-size-asian="7pt" style:font-size-complex="7pt"/>
    </style:style>
    <style:style style:name="P9" style:family="paragraph" style:parent-style-name="Standard">
      <style:paragraph-properties style:line-height-at-least="0.476cm"/>
      <style:text-properties style:font-name="Arial" fo:font-size="7pt" style:font-size-asian="7pt" style:font-size-complex="7pt"/>
    </style:style>
    <style:style style:name="P10" style:family="paragraph" style:parent-style-name="Standard">
      <style:text-properties style:font-name="Arial" fo:font-size="7pt" officeooo:paragraph-rsid="001bfd58" style:font-size-asian="7pt" style:font-size-complex="7pt"/>
    </style:style>
    <style:style style:name="P11" style:family="paragraph" style:parent-style-name="Standard">
      <style:text-properties officeooo:paragraph-rsid="0012a809"/>
    </style:style>
    <style:style style:name="P12" style:family="paragraph" style:parent-style-name="Standard">
      <style:text-properties officeooo:paragraph-rsid="00135844"/>
    </style:style>
    <style:style style:name="P13" style:family="paragraph" style:parent-style-name="Standard">
      <style:text-properties fo:color="#000000" loext:opacity="100%" style:font-name="IBMPlexMono," fo:font-size="7pt" fo:font-weight="normal" officeooo:paragraph-rsid="0012a809" fo:background-color="#fffffe" style:font-size-asian="7pt" style:font-size-complex="7pt"/>
    </style:style>
    <style:style style:name="P14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15" style:family="paragraph" style:parent-style-name="Standard">
      <style:text-properties fo:color="#000000" loext:opacity="100%" style:font-name="Arial" fo:font-size="7pt" fo:font-weight="normal" officeooo:paragraph-rsid="0012a809" fo:background-color="#fffffe" style:font-size-asian="7pt" style:font-size-complex="7pt"/>
    </style:style>
    <style:style style:name="P16" style:family="paragraph" style:parent-style-name="Standard">
      <style:paragraph-properties style:line-height-at-least="0.476cm"/>
      <style:text-properties fo:color="#000000" loext:opacity="100%" style:font-name="Arial" fo:font-size="7pt" fo:background-color="#fffffe" style:font-size-asian="7pt" style:font-size-complex="7pt"/>
    </style:style>
    <style:style style:name="P17" style:family="paragraph" style:parent-style-name="Standard">
      <style:text-properties fo:color="#000000" loext:opacity="100%" style:font-name="Arial" fo:font-size="7pt" officeooo:paragraph-rsid="0012a809" fo:background-color="#fffffe" style:font-size-asian="7pt" style:font-size-complex="7pt"/>
    </style:style>
    <style:style style:name="P18" style:family="paragraph" style:parent-style-name="Standard">
      <style:text-properties fo:color="#000000" loext:opacity="100%" fo:font-size="7pt" officeooo:paragraph-rsid="0012a809" fo:background-color="#fffffe" style:font-size-asian="7pt" style:font-size-complex="7pt"/>
    </style:style>
    <style:style style:name="P19" style:family="paragraph" style:parent-style-name="Standard">
      <style:text-properties officeooo:paragraph-rsid="001b36f4"/>
    </style:style>
    <style:style style:name="P20" style:family="paragraph" style:parent-style-name="Standard">
      <style:text-properties officeooo:paragraph-rsid="001bfd58"/>
    </style:style>
    <style:style style:name="P21" style:family="paragraph" style:parent-style-name="Subtitle">
      <style:text-properties officeooo:rsid="000cfc96" officeooo:paragraph-rsid="000cfc96"/>
    </style:style>
    <style:style style:name="P22" style:family="paragraph" style:parent-style-name="Table_20_Contents">
      <style:text-properties officeooo:paragraph-rsid="00135844"/>
    </style:style>
    <style:style style:name="P23" style:family="paragraph" style:parent-style-name="Table_20_Contents">
      <style:text-properties style:font-name="Arial" fo:font-size="7pt" style:font-size-asian="7pt" style:font-size-complex="7pt"/>
    </style:style>
    <style:style style:name="P24" style:family="paragraph" style:parent-style-name="Table_20_Contents">
      <style:text-properties style:font-name="Arial" fo:font-size="7pt" officeooo:rsid="00162d81" officeooo:paragraph-rsid="00162d81" style:font-size-asian="7pt" style:font-size-complex="7pt"/>
    </style:style>
    <style:style style:name="P25" style:family="paragraph" style:parent-style-name="Table_20_Contents">
      <style:text-properties style:font-name="Arial" fo:font-size="7pt" officeooo:paragraph-rsid="0012a809" style:font-size-asian="7pt" style:font-size-complex="7pt"/>
    </style:style>
    <style:style style:name="P26" style:family="paragraph" style:parent-style-name="Table_20_Contents">
      <style:text-properties officeooo:paragraph-rsid="001bfd58"/>
    </style:style>
    <style:style style:name="P27" style:family="paragraph" style:parent-style-name="Text_20_body">
      <style:text-properties officeooo:rsid="000cfc96" officeooo:paragraph-rsid="000cfc96"/>
    </style:style>
    <style:style style:name="P28" style:family="paragraph" style:parent-style-name="Title">
      <style:text-properties officeooo:paragraph-rsid="000cfc96"/>
    </style:style>
    <style:style style:name="T1" style:family="text">
      <style:text-properties officeooo:rsid="00038d3b"/>
    </style:style>
    <style:style style:name="T2" style:family="text">
      <style:text-properties fo:color="#4fc1ff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font-weight="normal"/>
    </style:style>
    <style:style style:name="T6" style:family="text">
      <style:text-properties fo:font-weight="normal" officeooo:rsid="001862a7"/>
    </style:style>
    <style:style style:name="T7" style:family="text">
      <style:text-properties officeooo:rsid="0010e3fd"/>
    </style:style>
    <style:style style:name="T8" style:family="text">
      <style:text-properties officeooo:rsid="0012a809"/>
    </style:style>
    <style:style style:name="T9" style:family="text">
      <style:text-properties style:font-name="Arial" fo:font-size="7pt" officeooo:rsid="0010e3fd" style:font-size-asian="7pt" style:font-size-complex="7pt"/>
    </style:style>
    <style:style style:name="T10" style:family="text">
      <style:text-properties style:font-name="Arial" fo:font-size="7pt" officeooo:rsid="0012a809" style:font-size-asian="7pt" style:font-size-complex="7pt"/>
    </style:style>
    <style:style style:name="T11" style:family="text">
      <style:text-properties style:font-name="Arial" officeooo:rsid="0010e3fd"/>
    </style:style>
    <style:style style:name="T12" style:family="text">
      <style:text-properties style:font-name="Arial" officeooo:rsid="0012a809"/>
    </style:style>
    <style:style style:name="T13" style:family="text">
      <style:text-properties officeooo:rsid="00135844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fo:font-weight="normal"/>
    </style:style>
    <style:style style:name="T16" style:family="text">
      <style:text-properties fo:color="#a31515" loext:opacity="100%" fo:font-weight="normal" fo:background-color="#fffffe" loext:char-shading-value="0"/>
    </style:style>
    <style:style style:name="T17" style:family="text">
      <style:text-properties fo:color="#a31515" loext:opacity="100%" style:font-name="IBMPlexMono," fo:font-size="9pt" fo:font-weight="normal"/>
    </style:style>
    <style:style style:name="T18" style:family="text">
      <style:text-properties fo:color="#a31515" loext:opacity="100%" style:font-name="IBMPlexMono," fo:font-weight="normal"/>
    </style:style>
    <style:style style:name="T19" style:family="text">
      <style:text-properties fo:color="#000000" loext:opacity="100%" fo:font-weight="normal" fo:background-color="#fffffe" loext:char-shading-value="0"/>
    </style:style>
    <style:style style:name="T20" style:family="text">
      <style:text-properties fo:color="#000000" loext:opacity="100%" fo:background-color="#fffffe" loext:char-shading-value="0"/>
    </style:style>
    <style:style style:name="T21" style:family="text">
      <style:text-properties fo:color="#000000" loext:opacity="100%" style:font-name="IBMPlexMono," fo:font-weight="normal" fo:background-color="#fffffe" loext:char-shading-value="0"/>
    </style:style>
    <style:style style:name="T22" style:family="text">
      <style:text-properties fo:color="#0451a5" loext:opacity="100%"/>
    </style:style>
    <style:style style:name="T23" style:family="text">
      <style:text-properties fo:color="#0451a5" loext:opacity="100%" fo:font-weight="normal"/>
    </style:style>
    <style:style style:name="T24" style:family="text">
      <style:text-properties fo:color="#0451a5" loext:opacity="100%" fo:font-weight="normal" fo:background-color="#fffffe" loext:char-shading-value="0"/>
    </style:style>
    <style:style style:name="T25" style:family="text">
      <style:text-properties fo:color="#0451a5" loext:opacity="100%" style:font-name="IBMPlexMono," fo:font-size="9pt" fo:font-weight="normal"/>
    </style:style>
    <style:style style:name="T26" style:family="text">
      <style:text-properties fo:color="#0451a5" loext:opacity="100%" style:font-name="IBMPlexMono," fo:font-size="9pt" fo:font-weight="bold"/>
    </style:style>
    <style:style style:name="T27" style:family="text">
      <style:text-properties fo:color="#0451a5" loext:opacity="100%" style:font-name="IBMPlexMono," fo:font-weight="normal"/>
    </style:style>
    <style:style style:name="T28" style:family="text">
      <style:text-properties fo:color="#0451a5" loext:opacity="100%" style:font-name="IBMPlexMono," fo:font-weight="bold"/>
    </style:style>
    <style:style style:name="T29" style:family="text">
      <style:text-properties fo:color="#0451a5" loext:opacity="100%" fo:font-weight="bold"/>
    </style:style>
    <style:style style:name="T30" style:family="text">
      <style:text-properties style:font-name="IBMPlexMono," fo:font-weight="normal"/>
    </style:style>
    <style:style style:name="T31" style:family="text">
      <style:text-properties style:font-name="IBMPlexMono," fo:font-weight="normal" officeooo:rsid="001862a7"/>
    </style:style>
    <style:style style:name="T32" style:family="text">
      <style:text-properties style:font-name="IBMPlexMono," fo:font-size="9pt" fo:font-weight="normal"/>
    </style:style>
    <style:style style:name="T33" style:family="text">
      <style:text-properties fo:color="#098658" loext:opacity="100%" style:font-name="IBMPlexMono," fo:font-size="9pt" fo:font-weight="normal"/>
    </style:style>
    <style:style style:name="T34" style:family="text">
      <style:text-properties fo:color="#098658" loext:opacity="100%" style:font-name="IBMPlexMono," fo:font-weight="normal"/>
    </style:style>
    <style:style style:name="T35" style:family="text">
      <style:text-properties fo:color="#098658" loext:opacity="100%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TESTS</text:span></text:p>
      <text:p text:style-name="P28">POSTMAN</text:p>
      <text:p text:style-name="P21">Carts</text:p>
      <text:p text:style-name="P27"/>
      <table:table table:name="Tabla1" table:style-name="Tabla1">
        <table:table-column table:style-name="Tabla1.A" table:number-columns-repeated="2"/>
        <table:table-row table:style-name="TableLine1317060329488">
          <table:table-cell table:style-name="Tabla1.A1" table:number-columns-spanned="2" office:value-type="string">
            <text:p text:style-name="P3">router.post('/todo', handlePolicies(["USER", "PREMIUM"]), cartCtrol.creaCarritoConProductos);</text:p>
            <text:p text:style-name="P3"/>
            <text:p text:style-name="P4">Si el rol es USER o PREMIUM.</text:p>
          </table:table-cell>
          <table:covered-table-cell/>
        </table:table-row>
        <table:table-row table:style-name="TableLine1317060329488">
          <table:table-cell table:style-name="Tabla1.A2" office:value-type="string">
            <text:p text:style-name="P16">  <text:span text:style-name="T15">"products"</text:span><text:span text:style-name="T5">: [</text:span></text:p>
            <text:p text:style-name="P16">                <text:span text:style-name="T5">{</text:span></text:p>
            <text:p text:style-name="P16">                    <text:span text:style-name="T15">"id"</text:span><text:span text:style-name="T5">: </text:span><text:span text:style-name="T23">"668619c98e7e75844d24912e"</text:span><text:span text:style-name="T5">,</text:span></text:p>
            <text:p text:style-name="P16">                    <text:span text:style-name="T15">"quantity"</text:span><text:span text:style-name="T5">: </text:span><text:span text:style-name="T35">24</text:span></text:p>
            <text:p text:style-name="P16">                <text:span text:style-name="T5">},</text:span></text:p>
            <text:p text:style-name="P16">                <text:span text:style-name="T5">{</text:span></text:p>
            <text:p text:style-name="P16">                    <text:span text:style-name="T15">"id"</text:span><text:span text:style-name="T5">: </text:span><text:span text:style-name="T23">"668619da8e7e75844d249133"</text:span><text:span text:style-name="T5">,</text:span></text:p>
            <text:p text:style-name="P16">                    <text:span text:style-name="T15">"quantity"</text:span><text:span text:style-name="T5">: </text:span><text:span text:style-name="T35">1</text:span></text:p>
            <text:p text:style-name="P16">                <text:span text:style-name="T5">}</text:span></text:p>
            <text:p text:style-name="P16">            <text:span text:style-name="T5">]</text:span></text:p>
            <text:p text:style-name="P16">        <text:span text:style-name="T5">}</text:span></text:p>
            <text:p text:style-name="P23"/>
          </table:table-cell>
          <table:table-cell table:style-name="Tabla1.B2" office:value-type="string">
            <text:p text:style-name="P14">{</text:p>
            <text:p text:style-name="P16">    <text:span text:style-name="T15">"message"</text:span><text:span text:style-name="T5">: </text:span><text:span text:style-name="T23">"Nuevo carrito con productos creado correctamente"</text:span><text:span text:style-name="T5">,</text:span></text:p>
            <text:p text:style-name="P16">    <text:span text:style-name="T15">"cart"</text:span><text:span text:style-name="T5">: {</text:span></text:p>
            <text:p text:style-name="P16">        <text:span text:style-name="T15">"acknowledged"</text:span><text:span text:style-name="T5">: </text:span><text:span text:style-name="T29">true</text:span><text:span text:style-name="T5">,</text:span></text:p>
            <text:p text:style-name="P16">        <text:span text:style-name="T15">"modifiedCount"</text:span><text:span text:style-name="T5">: </text:span><text:span text:style-name="T35">1</text:span><text:span text:style-name="T5">,</text:span></text:p>
            <text:p text:style-name="P16">        <text:span text:style-name="T15">"upsertedId"</text:span><text:span text:style-name="T5">: </text:span><text:span text:style-name="T29">null</text:span><text:span text:style-name="T5">,</text:span></text:p>
            <text:p text:style-name="P16">        <text:span text:style-name="T15">"upsertedCount"</text:span><text:span text:style-name="T5">: </text:span><text:span text:style-name="T35">0</text:span><text:span text:style-name="T5">,</text:span></text:p>
            <text:p text:style-name="P16">        <text:span text:style-name="T15">"matchedCount"</text:span><text:span text:style-name="T5">: </text:span><text:span text:style-name="T35">1</text:span></text:p>
            <text:p text:style-name="P16">    <text:span text:style-name="T5">}</text:span></text:p>
            <text:p text:style-name="P14">}</text:p>
            <text:p text:style-name="P23"/>
            <text:p text:style-name="P24">Además, asocia el carrito con el usuario.</text:p>
          </table:table-cell>
        </table:table-row>
      </table:table>
      <text:p text:style-name="P27"/>
      <table:table table:name="Tabla2" table:style-name="Tabla2">
        <table:table-column table:style-name="Tabla2.A"/>
        <table:table-row table:style-name="TableLine1317060350800">
          <table:table-cell table:style-name="Tabla2.A1" office:value-type="string">
            <text:p text:style-name="P5">router.post('/todo', handlePolicies(["USER", "PREMIUM"]), cartCtrol.creaCarritoConProductos);</text:p>
            <text:p text:style-name="P5"/>
            <text:p text:style-name="P4">Si el rol NO es USER o PREMIUM.</text:p>
          </table:table-cell>
        </table:table-row>
        <table:table-row table:style-name="TableLine1317060350800">
          <table:table-cell table:style-name="Tabla2.A2" office:value-type="string">
            <text:p text:style-name="P5"><text:span text:style-name="T16">"message"</text:span><text:span text:style-name="T19">: </text:span><text:span text:style-name="T24">"Acceso denegado. Rol no autorizado.</text:span></text:p>
          </table:table-cell>
        </table:table-row>
      </table:table>
      <text:p text:style-name="P1"/>
      <text:p text:style-name="P2"/>
      <table:table table:name="Tabla3" table:style-name="Tabla3">
        <table:table-column table:style-name="Tabla3.A" table:number-columns-repeated="2"/>
        <table:table-row table:style-name="TableLine1317060343888">
          <table:table-cell table:style-name="Tabla3.A1" table:number-columns-spanned="2" office:value-type="string">
            <text:p text:style-name="P6">// Agrega un producto al carrito. El mail del USER debe ser igual al mail del dueño del carrito. </text:p>
            <text:p text:style-name="P7">router.post('/agregar', handlePolicies(["USER", "PREMIUM"]), cartCtrol.agregaProductoAlCarrito); </text:p>
            <text:p text:style-name="P6"/>
            <text:p text:style-name="P6"/>
            <text:p text:style-name="P7"><text:span text:style-name="T7">Si el rol es USER </text:span><text:span text:style-name="T8">o </text:span><text:span text:style-name="T13">P</text:span><text:span text:style-name="T7">REMIUM.</text:span></text:p>
          </table:table-cell>
          <table:covered-table-cell/>
        </table:table-row>
        <table:table-row table:style-name="TableLine1317060343888">
          <table:table-cell table:style-name="Tabla3.A2" office:value-type="string">
            <text:p text:style-name="P17"> <text:span text:style-name="T6">Mails coinciden:</text:span></text:p>
            <text:p text:style-name="P17"><text:span text:style-name="T6"/></text:p>
            <text:p text:style-name="P16">     <text:span text:style-name="T15">"cartId"</text:span><text:span text:style-name="T5">: </text:span><text:span text:style-name="T23">"6686316f3fe5481c3c6914c1"</text:span><text:span text:style-name="T5">,</text:span></text:p>
            <text:p text:style-name="P16">            <text:span text:style-name="T15">"products"</text:span><text:span text:style-name="T5">: [</text:span></text:p>
            <text:p text:style-name="P16">                 <text:span text:style-name="T5">{</text:span></text:p>
            <text:p text:style-name="P16">                    <text:span text:style-name="T15">"id"</text:span><text:span text:style-name="T5">: </text:span><text:span text:style-name="T23">"668619938e7e75844d249128"</text:span><text:span text:style-name="T5">,</text:span></text:p>
            <text:p text:style-name="P16">                    <text:span text:style-name="T15">"quantity"</text:span><text:span text:style-name="T5">: </text:span><text:span text:style-name="T35">1</text:span></text:p>
            <text:p text:style-name="P16">                <text:span text:style-name="T5">}</text:span> </text:p>
            <text:p text:style-name="P16">            <text:span text:style-name="T5">]</text:span></text:p>
            <text:p text:style-name="P9"><text:span text:style-name="T20">        </text:span><text:span text:style-name="T19">}</text:span></text:p>
          </table:table-cell>
          <table:table-cell table:style-name="Tabla3.B2" office:value-type="string">
            <text:p text:style-name="P15">{</text:p>
            <text:p text:style-name="P16">    <text:span text:style-name="T15">"message"</text:span><text:span text:style-name="T5">: </text:span><text:span text:style-name="T23">"Producto agregado al carrito."</text:span><text:span text:style-name="T5">,</text:span></text:p>
            <text:p text:style-name="P16">    <text:span text:style-name="T15">"result"</text:span><text:span text:style-name="T5">: {</text:span></text:p>
            <text:p text:style-name="P16">        <text:span text:style-name="T15">"message"</text:span><text:span text:style-name="T5">: </text:span><text:span text:style-name="T23">"Producto agregado al carrito con éxito"</text:span></text:p>
            <text:p text:style-name="P16">    <text:span text:style-name="T5">}</text:span></text:p>
            <text:p text:style-name="P14">}</text:p>
            <text:p text:style-name="P25"/>
          </table:table-cell>
        </table:table-row>
        <table:table-row table:style-name="TableLine1317060343888">
          <table:table-cell table:style-name="Tabla3.A2" office:value-type="string">
            <text:p text:style-name="P18"/>
          </table:table-cell>
          <table:table-cell table:style-name="Tabla3.B2" office:value-type="string">
            <text:p text:style-name="P13"/>
          </table:table-cell>
        </table:table-row>
      </table:table>
      <text:p text:style-name="P11"/>
      <text:p text:style-name="P12"/>
      <table:table table:name="Tabla4" table:style-name="Tabla4">
        <table:table-column table:style-name="Tabla4.A" table:number-columns-repeated="2"/>
        <table:table-row table:style-name="TableLine1317060338704">
          <table:table-cell table:style-name="Tabla4.A1" table:number-columns-spanned="2" office:value-type="string">
            <text:p text:style-name="P8">// Agrega un producto al carrito. El mail del USER debe ser igual al mail del dueño del carrito. </text:p>
            <text:p text:style-name="P8">router.post('/agregar', handlePolicies(["USER", "PREMIUM"]), cartCtrol.agregaProductoAlCarrito); </text:p>
            <text:p text:style-name="P8"/>
            <text:p text:style-name="P8"/>
            <text:p text:style-name="P8"><text:span text:style-name="T7">Si el rol </text:span><text:span text:style-name="T13">NO </text:span><text:span text:style-name="T7">es USER </text:span><text:span text:style-name="T8">o </text:span><text:span text:style-name="T13">P</text:span><text:span text:style-name="T7">REMIUM.</text:span></text:p>
          </table:table-cell>
          <table:covered-table-cell/>
        </table:table-row>
        <table:table-row table:style-name="TableLine1317060338704">
          <table:table-cell table:style-name="Tabla4.A2" office:value-type="string">
            <text:p text:style-name="P22"/>
          </table:table-cell>
          <table:table-cell table:style-name="Tabla4.B2" office:value-type="string">
            <text:p text:style-name="P22"/>
          </table:table-cell>
        </table:table-row>
      </table:table>
      <table:table table:name="Tabla5" table:style-name="Tabla5">
        <table:table-column table:style-name="Tabla5.A" table:number-columns-repeated="2"/>
        <text:soft-page-break/>
        <table:table-row table:style-name="TableLine1317113554736">
          <table:table-cell table:style-name="Tabla5.A1" table:number-columns-spanned="2" office:value-type="string">
            <text:p text:style-name="P19">router.post("/:cid/product/:pid", handlePolicies(["USER", "PREMIUM"]), cartCtrol.updateCart);</text:p>
            <text:p text:style-name="P19"/>
          </table:table-cell>
          <table:covered-table-cell/>
        </table:table-row>
        <table:table-row table:style-name="TableLine1317113554736"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12"/>
      <text:p text:style-name="P12"/>
      <table:table table:name="Tabla6" table:style-name="Tabla6">
        <table:table-column table:style-name="Tabla6.A"/>
        <table:table-row table:style-name="TableLine1317113538608">
          <table:table-cell table:style-name="Tabla6.A1" office:value-type="string">
            <text:p text:style-name="P10">router.delete("/:cid/products/:pid", handlePolicies(["USER", "ADMIN", "PREMIUM"]), cartCtrol.deleteCart);</text:p>
          </table:table-cell>
        </table:table-row>
        <table:table-row table:style-name="TableLine1317113538608">
          <table:table-cell table:style-name="Tabla6.A2" office:value-type="string">
            <text:p text:style-name="P14">{</text:p>
            <text:p text:style-name="P16">    <text:span text:style-name="T15">"ok"</text:span><text:span text:style-name="T5">: </text:span><text:span text:style-name="T29">true</text:span><text:span text:style-name="T5">,</text:span></text:p>
            <text:p text:style-name="P16">    <text:span text:style-name="T15">"message"</text:span><text:span text:style-name="T5">: </text:span><text:span text:style-name="T23">"Producto eliminado del carrito."</text:span></text:p>
            <text:p text:style-name="P14">}</text:p>
            <text:p text:style-name="P23"/>
          </table:table-cell>
        </table:table-row>
      </table:table>
      <text:p text:style-name="P12"/>
      <text:p text:style-name="P20"/>
      <table:table table:name="Tabla7" table:style-name="Tabla7">
        <table:table-column table:style-name="Tabla7.A" table:number-columns-repeated="2"/>
        <table:table-row table:style-name="TableLine1317113547536">
          <table:table-cell table:style-name="Tabla7.A1" table:number-columns-spanned="2" office:value-type="string">
            <text:p text:style-name="P20">router.delete("/:cid", handlePolicies(["USER", "ADMIN", "PREMIUM"]), cartCtrol.deleteAllProductByCartId);</text:p>
            <text:p text:style-name="P20"/>
          </table:table-cell>
          <table:covered-table-cell/>
        </table:table-row>
        <table:table-row table:style-name="TableLine1317113547536">
          <table:table-cell table:style-name="Tabla7.A2" office:value-type="string">
            <text:p text:style-name="P26"/>
          </table:table-cell>
          <table:table-cell table:style-name="Tabla7.B2" office:value-type="string">
            <text:p text:style-name="P26"/>
          </table:table-cell>
        </table:table-row>
      </table:table>
      <text:p text:style-name="P20"/>
      <text:p text:style-name="P20"/>
      <table:table table:name="Tabla8" table:style-name="Tabla8">
        <table:table-column table:style-name="Tabla8.A" table:number-columns-repeated="2"/>
        <table:table-row table:style-name="TableLine1317113546672">
          <table:table-cell table:style-name="Tabla8.A1" table:number-columns-spanned="2" office:value-type="string">
            <text:p text:style-name="P20">router.put("/:cid/products/:pid", handlePolicies(["USER","PREMIUN","ADMIN"]), cartCtrol.updateQuantity);</text:p>
          </table:table-cell>
          <table:covered-table-cell/>
        </table:table-row>
        <table:table-row table:style-name="TableLine1317113546672">
          <table:table-cell table:style-name="Tabla8.A2" office:value-type="string">
            <text:p text:style-name="P26"/>
          </table:table-cell>
          <table:table-cell table:style-name="Tabla8.B2" office:value-type="string">
            <text:p text:style-name="P26"/>
          </table:table-cell>
        </table:table-row>
      </table:table>
      <text:p text:style-name="P20"/>
      <text:p text:style-name="Standard"/>
      <text:p text:style-name="Standard">router.post('/:cid/purchase', cartCtrol.finalizePurchase)</text:p>
      <text:p text:style-name="Standard"/>
      <text:p text:style-name="Standard">//////////////////////////////////////////////////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00:21:46.730000000</meta:creation-date>
    <dc:date>2024-07-04T03:07:10.798000000</dc:date>
    <meta:editing-duration>PT2H45M21S</meta:editing-duration>
    <meta:editing-cycles>16</meta:editing-cycles>
    <meta:generator>LibreOffice/7.3.2.2$Windows_X86_64 LibreOffice_project/49f2b1bff42cfccbd8f788c8dc32c1c309559be0</meta:generator>
    <meta:document-statistic meta:table-count="8" meta:image-count="0" meta:object-count="0" meta:page-count="2" meta:paragraph-count="61" meta:word-count="198" meta:character-count="2232" meta:non-whitespace-character-count="1733"/>
  </office:meta>
</office:document-meta>
</file>